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outline1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2" style:family="paragraph">
      <style:text-properties fo:color="#333333" fo:font-size="16pt" fo:text-shadow="1pt 1pt" style:font-size-asian="32pt" style:font-size-complex="32pt"/>
    </style:style>
    <style:style style:name="P3" style:family="paragraph">
      <style:paragraph-properties fo:margin-left="1.2cm" fo:margin-right="0cm" fo:text-indent="-0.9cm"/>
      <style:text-properties fo:color="#333333" fo:font-size="16pt" fo:text-shadow="1pt 1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333333" fo:font-size="16pt" fo:text-shadow="1pt 1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<text:span text:style-name="T1">Post provisioning customization</text:span>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Ability to perform some form of post-provisioning customization</text:span></text:p>
                <text:list>
                  <text:list-item>
                    <text:p><text:span text:style-name="T2">Install additional applications/packages</text:span></text:p>
                  </text:list-item>
                  <text:list-item>
                    <text:p><text:span text:style-name="T2">Upgrade existing applications/packages</text:span></text:p>
                  </text:list-item>
                  <text:list-item>
                    <text:p><text:span text:style-name="T2">Configure items outside of the scope of the EIL Portal</text:span></text:p>
                  </text:list-item>
                  <text:list-item>
                    <text:p><text:span text:style-name="T2">Work on many systems at once in an automated fash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<text:span text:style-name="T1">Post provisioning customization</text:span>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Ability to perform some form of post-provisioning customization</text:span></text:p>
                <text:list>
                  <text:list-item>
                    <text:p><text:span text:style-name="T2">Install additional applications/packages</text:span></text:p>
                  </text:list-item>
                  <text:list-item>
                    <text:p><text:span text:style-name="T2">Upgrade existing applications/packages</text:span></text:p>
                  </text:list-item>
                  <text:list-item>
                    <text:p><text:span text:style-name="T2">Configure items outside of the scope of the EIL Portal</text:span></text:p>
                  </text:list-item>
                  <text:list-item>
                    <text:p><text:span text:style-name="T2">Work on many systems at once in an automated fashion</text:span></text:p>
                    <text:p><text:span text:style-name="T2"/></text:p>
                  </text:list-item>
                </text:list>
              </text:list-item>
              <text:list-item>
                <text:p><text:span text:style-name="T2">Ideas presented previously</text:span></text:p>
                <text:list>
                  <text:list-item>
                    <text:p><text:span text:style-name="T2">Upload of custom ISOs</text:span></text:p>
                  </text:list-item>
                  <text:list-item>
                    <text:p><text:span text:style-name="T2">Integrate the Linux agent with TAF (which already can perform these functions on the Windows side)</text:span></text:p>
                  </text:list-item>
                  <text:list-item>
                    <text:p><text:span text:style-name="T2">Extend the NMSA/LAF work to deal with user-generated workloads (beyond the NM testing which is was currently design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<text:span text:style-name="T1">Post provisioning customization</text:span>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Backup gave me a legitimate need to experiment with some of these ide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<text:span text:style-name="T1">Post provisioning customization</text:span></text:p>
          </draw:text-box>
        </draw:frame>
        <draw:frame presentation:style-name="pr2" draw:text-style-name="P3" draw:layer="layout" svg:width="25.199cm" svg:height="14.006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Backup gave me a legitimate need to experiment with some of these ideas</text:span></text:p>
                <text:list>
                  <text:list-item>
                    <text:p><text:span text:style-name="T2">Installed SLES 11 from the EIL Portal</text:span></text:p>
                  </text:list-item>
                  <text:list-item>
                    <text:p><text:span text:style-name="T2">”</text:span><text:span text:style-name="T2">Live upgraded” from SLES 11 to openSUSE Tumbleweed</text:span></text:p>
                    <text:list>
                      <text:list-item>
                        <text:p><text:span text:style-name="T2">Actually ”re-install in place”</text:span></text:p>
                      </text:list-item>
                      <text:list-item>
                        <text:p><text:span text:style-name="T2">Switches from one distribution to another</text:span></text:p>
                      </text:list-item>
                      <text:list-item>
                        <text:p><text:span text:style-name="T2">Custom scripts driving by the Linux Client Agent's post-install process</text:span></text:p>
                      </text:list-item>
                    </text:list>
                  </text:list-item>
                  <text:list-item>
                    <text:p><text:span text:style-name="T2">A more extreme example than is currently asked for, but showcases what's possible using the system</text:span></text:p>
                    <text:p><text:span text:style-name="T2"/></text:p>
                  </text:list-item>
                  <text:list-item>
                    <text:p><text:span text:style-name="T2">Steps (for those interested in the process)</text:span></text:p>
                    <text:list>
                      <text:list-item>
                        <text:p><text:span text:style-name="T2">Remove existing repositories from SLES</text:span></text:p>
                      </text:list-item>
                      <text:list-item>
                        <text:p><text:span text:style-name="T2">Force remove SLES release RPM</text:span></text:p>
                      </text:list-item>
                      <text:list-item>
                        <text:p><text:span text:style-name="T2">Force install openSUSE release RPM</text:span></text:p>
                      </text:list-item>
                      <text:list-item>
                        <text:p><text:span text:style-name="T2">Add/enable openSUSE repositories</text:span></text:p>
                      </text:list-item>
                      <text:list-item>
                        <text:p><text:span text:style-name="T2">Force distribution upgrade (zypper dup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<text:span text:style-name="T1">Post provisioning customization</text:span>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Recommended solution: Extend CCMS to allow pushing of arbitrary workloads</text:span></text:p>
                <text:list>
                  <text:list-item>
                    <text:p><text:span text:style-name="T2">Take the current CCMS, which we have both Windows and Linux agents for, and enhance it to provide this functionality</text:span></text:p>
                  </text:list-item>
                  <text:list-item>
                    <text:p><text:span text:style-name="T2">Pros:</text:span><text:span text:style-name="T2"><text:line-break/></text:span><text:span text:style-name="T2">It is a more generic solution (works Windows and Linux, and anything else we want to add in the future)</text:span><text:span text:style-name="T2"><text:line-break/></text:span><text:span text:style-name="T2">Works cross-environment</text:span><text:span text:style-name="T2"><text:line-break/></text:span><text:span text:style-name="T2">Should be easier to maintain</text:span></text:p>
                  </text:list-item>
                  <text:list-item>
                    <text:p><text:span text:style-name="T2">Cons:</text:span><text:span text:style-name="T2"><text:line-break/></text:span><text:span text:style-name="T2">It's a more diffucult solution than "just using NMSA", but it would be easier to engineer than the Linux-TAF o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<text:span text:style-name="T1">Post provisioning customization</text:span>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Integration of Linux client agent with TAF</text:span></text:p>
                <text:list>
                  <text:list-item>
                    <text:p><text:span text:style-name="T2">Pros: Framework is already done for Windows, and has a web-interface</text:span></text:p>
                  </text:list-item>
                  <text:list-item>
                    <text:p><text:span text:style-name="T2">Cons:</text:span><text:span text:style-name="T2"><text:line-break/></text:span><text:span text:style-name="T2">Windows TAF agent uses Windows RPCs</text:span><text:span text:style-name="T2"><text:line-break/></text:span><text:span text:style-name="T2">TAF does not work cross-environment</text:span><text:span text:style-name="T2"><text:line-break/></text:span><text:span text:style-name="T2">CCMS was built as a ”response to TAF”- is more modular, extensible</text:span></text:p>
                  </text:list-item>
                </text:list>
              </text:list-item>
              <text:list-item>
                <text:p><text:span text:style-name="T2">Extend NMSA/LAF to handle arbitrary and custom workloads</text:span></text:p>
                <text:list>
                  <text:list-item>
                    <text:p><text:span text:style-name="T2">Pros: Framework is already done for Linux, and has a web-interface</text:span></text:p>
                  </text:list-item>
                  <text:list-item>
                    <text:p><text:span text:style-name="T2">Cons:</text:span><text:span text:style-name="T2"><text:line-break/></text:span><text:span text:style-name="T2">It's Linux-specific</text:span><text:span text:style-name="T2"><text:line-break/></text:span><text:span text:style-name="T2">Also does not work cross-environment</text:span><text:span text:style-name="T2"><text:line-break/></text:span><text:span text:style-name="T2">Would be re-purposing existing NMSA test harness for something more generic</text:span><text:span text:style-name="T2"><text:line-break/></text:span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1-08-03T11:36:07</meta:creation-date>
    <dc:language>fi-FI</dc:language>
    <meta:editing-cycles>9</meta:editing-cycles>
    <meta:editing-duration>PT20M18S</meta:editing-duration>
    <dc:date>2011-08-03T11:56:21</dc:date>
    <meta:document-statistic meta:object-count="4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../usr/lib/libreoffice/basis3.3/share/template/en-US/presnt/Blue.otp"/>
  </office:meta>
</office:document-meta>
</file>